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5-03-20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5-02-05 1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12-09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10-22 11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7-30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6-26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4-03 1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2-06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10-26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9-14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6-07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5-11 12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4-12 11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2-07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11-01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8-02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5-02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1-25 21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11-08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8-10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4-21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98425806452" calcext:value-type="float">
            <text:p>9.22698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715675" calcext:value-type="float">
            <text:p>10.01715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24355555556" calcext:value-type="float">
            <text:p>9.8932435555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45965" calcext:value-type="float">
            <text:p>9.34459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828" calcext:value-type="float">
            <text:p>9.41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669925" calcext:value-type="float">
            <text:p>10.16669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653806451613" calcext:value-type="float">
            <text:p>9.78653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44975483871" calcext:value-type="float">
            <text:p>9.04449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28103225807" calcext:value-type="float">
            <text:p>8.037281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90952" calcext:value-type="float">
            <text:p>7.899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256675" calcext:value-type="float">
            <text:p>7.58256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50868965517" calcext:value-type="float">
            <text:p>7.7355086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784206451613" calcext:value-type="float">
            <text:p>8.02784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1274" calcext:value-type="float">
            <text:p>9.431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5768" calcext:value-type="float">
            <text:p>10.558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1215" calcext:value-type="float">
            <text:p>11.64012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80768" calcext:value-type="float">
            <text:p>11.638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05329032258" calcext:value-type="float">
            <text:p>10.9005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13104" calcext:value-type="float">
            <text:p>10.28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898925" calcext:value-type="float">
            <text:p>9.43898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8392" calcext:value-type="float">
            <text:p>8.9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41935483871" calcext:value-type="float">
            <text:p>8.73841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796386206897" calcext:value-type="float">
            <text:p>8.1979638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89295483871" calcext:value-type="float">
            <text:p>7.92892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078425" calcext:value-type="float">
            <text:p>8.56078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5856" calcext:value-type="float">
            <text:p>9.84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95065" calcext:value-type="float">
            <text:p>10.5295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87912" calcext:value-type="float">
            <text:p>10.03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11925" calcext:value-type="float">
            <text:p>9.33611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24567741935" calcext:value-type="float">
            <text:p>9.991245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2592" calcext:value-type="float">
            <text:p>9.59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0395" calcext:value-type="float">
            <text:p>10.22203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8665806452" calcext:value-type="float">
            <text:p>10.16586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78851612903" calcext:value-type="float">
            <text:p>10.1178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8548965517" calcext:value-type="float">
            <text:p>10.347854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1313548387" calcext:value-type="float">
            <text:p>11.00613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92275" calcext:value-type="float">
            <text:p>11.19292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0816" calcext:value-type="float">
            <text:p>11.14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79135" calcext:value-type="float">
            <text:p>10.73791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5544" calcext:value-type="float">
            <text:p>10.57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6059354839" calcext:value-type="float">
            <text:p>10.41560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68593548387" calcext:value-type="float">
            <text:p>9.91268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57576" calcext:value-type="float">
            <text:p>10.45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9925" calcext:value-type="float">
            <text:p>10.35719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83144" calcext:value-type="float">
            <text:p>9.678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806124137931" calcext:value-type="float">
            <text:p>8.688061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87117142857" calcext:value-type="float">
            <text:p>10.048711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32575" calcext:value-type="float">
            <text:p>12.13132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81870344828" calcext:value-type="float">
            <text:p>12.138187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75414193548" calcext:value-type="float">
            <text:p>11.767541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8336" calcext:value-type="float">
            <text:p>11.317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93295483871" calcext:value-type="float">
            <text:p>11.12932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02270967742" calcext:value-type="float">
            <text:p>10.4202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8064" calcext:value-type="float">
            <text:p>9.677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55969230769" calcext:value-type="float">
            <text:p>9.28455969230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9824" calcext:value-type="float">
            <text:p>8.418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2871" calcext:value-type="float">
            <text:p>8.492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303475862069" calcext:value-type="float">
            <text:p>8.463034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433548387097" calcext:value-type="float">
            <text:p>9.12433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16841290323" calcext:value-type="float">
            <text:p>10.721684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3472" calcext:value-type="float">
            <text:p>11.439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4686451613" calcext:value-type="float">
            <text:p>11.70146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83008" calcext:value-type="float">
            <text:p>11.398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9520516129" calcext:value-type="float">
            <text:p>11.05952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50135" calcext:value-type="float">
            <text:p>10.39501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52584" calcext:value-type="float">
            <text:p>9.865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01808" calcext:value-type="float">
            <text:p>8.660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46064516129" calcext:value-type="float">
            <text:p>8.58946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067744" calcext:value-type="float">
            <text:p>9.260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975337931035" calcext:value-type="float">
            <text:p>9.92975337931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5772903226" calcext:value-type="float">
            <text:p>11.37857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78152" calcext:value-type="float">
            <text:p>11.62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4056774194" calcext:value-type="float">
            <text:p>11.27140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04691612903" calcext:value-type="float">
            <text:p>10.98046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6311483871" calcext:value-type="float">
            <text:p>10.45631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968475" calcext:value-type="float">
            <text:p>9.66968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66264" calcext:value-type="float">
            <text:p>9.12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869625" calcext:value-type="float">
            <text:p>8.61869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6264" calcext:value-type="float">
            <text:p>8.491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671922580645" calcext:value-type="float">
            <text:p>8.55671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271261538462" calcext:value-type="float">
            <text:p>9.0427126153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286763636364" calcext:value-type="float">
            <text:p>9.7128676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94637419355" calcext:value-type="float">
            <text:p>10.35946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030916129032" calcext:value-type="float">
            <text:p>9.70030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317425" calcext:value-type="float">
            <text:p>8.63317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234709677419" calcext:value-type="float">
            <text:p>8.33234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674812903226" calcext:value-type="float">
            <text:p>8.56674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33392" calcext:value-type="float">
            <text:p>9.34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892206451613" calcext:value-type="float">
            <text:p>9.04892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865083870968" calcext:value-type="float">
            <text:p>8.64865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92328" calcext:value-type="float">
            <text:p>8.94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50623448276" calcext:value-type="float">
            <text:p>11.285062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90095483871" calcext:value-type="float">
            <text:p>12.37900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23171612903" calcext:value-type="float">
            <text:p>12.81231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5796" calcext:value-type="float">
            <text:p>12.84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44075" calcext:value-type="float">
            <text:p>12.67044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88301935484" calcext:value-type="float">
            <text:p>12.41883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3173" calcext:value-type="float">
            <text:p>12.4331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6970322581" calcext:value-type="float">
            <text:p>12.508697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69528" calcext:value-type="float">
            <text:p>12.29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3566451613" calcext:value-type="float">
            <text:p>11.94835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20012903226" calcext:value-type="float">
            <text:p>11.3420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2126451613" calcext:value-type="float">
            <text:p>11.17721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78446896552" calcext:value-type="float">
            <text:p>11.947844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44075" calcext:value-type="float">
            <text:p>12.28944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39487058824" calcext:value-type="float">
            <text:p>12.45394870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66842352941" calcext:value-type="float">
            <text:p>12.55668423529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4755" calcext:value-type="float">
            <text:p>12.6447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29388" calcext:value-type="float">
            <text:p>12.692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21706666667" calcext:value-type="float">
            <text:p>12.372170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75641290323" calcext:value-type="float">
            <text:p>12.047564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14237241379" calcext:value-type="float">
            <text:p>11.601423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9272727273" calcext:value-type="float">
            <text:p>10.674927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876139130435" calcext:value-type="float">
            <text:p>9.868761391304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772980645161" calcext:value-type="float">
            <text:p>9.58772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629664" calcext:value-type="float">
            <text:p>10.1762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1504" calcext:value-type="float">
            <text:p>12.17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49184" calcext:value-type="float">
            <text:p>12.22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64984" calcext:value-type="float">
            <text:p>12.16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15944" calcext:value-type="float">
            <text:p>11.791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521625" calcext:value-type="float">
            <text:p>11.25521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1632516129" calcext:value-type="float">
            <text:p>10.43163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59008" calcext:value-type="float">
            <text:p>9.975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593625" calcext:value-type="float">
            <text:p>9.39593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4464" calcext:value-type="float">
            <text:p>8.702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55008" calcext:value-type="float">
            <text:p>8.04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493342857143" calcext:value-type="float">
            <text:p>7.794933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6872" calcext:value-type="float">
            <text:p>7.93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919875" calcext:value-type="float">
            <text:p>8.82919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7416" calcext:value-type="float">
            <text:p>10.073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604475" calcext:value-type="float">
            <text:p>11.02604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92941935484" calcext:value-type="float">
            <text:p>11.5592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1256774194" calcext:value-type="float">
            <text:p>11.31712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853" calcext:value-type="float">
            <text:p>10.6348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6352" calcext:value-type="float">
            <text:p>9.55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84875" calcext:value-type="float">
            <text:p>9.07684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92929032258" calcext:value-type="float">
            <text:p>8.47992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125729032258" calcext:value-type="float">
            <text:p>9.96125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93903448276" calcext:value-type="float">
            <text:p>10.099390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849290322581" calcext:value-type="float">
            <text:p>9.81849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06475" calcext:value-type="float">
            <text:p>10.42406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63288" calcext:value-type="float">
            <text:p>11.87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80435" calcext:value-type="float">
            <text:p>11.77804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40896" calcext:value-type="float">
            <text:p>11.33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45175" calcext:value-type="float">
            <text:p>11.61545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9509677419" calcext:value-type="float">
            <text:p>11.34495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1370322581" calcext:value-type="float">
            <text:p>10.695137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653806451613" calcext:value-type="float">
            <text:p>9.78653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31344" calcext:value-type="float">
            <text:p>8.873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11425" calcext:value-type="float">
            <text:p>8.53411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942342857143" calcext:value-type="float">
            <text:p>9.429423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6536774194" calcext:value-type="float">
            <text:p>10.588653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6343483871" calcext:value-type="float">
            <text:p>12.23634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47584" calcext:value-type="float">
            <text:p>12.214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3148571429" calcext:value-type="float">
            <text:p>11.935314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06448" calcext:value-type="float">
            <text:p>11.610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3610322581" calcext:value-type="float">
            <text:p>11.34436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6684" calcext:value-type="float">
            <text:p>10.806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4488" calcext:value-type="float">
            <text:p>10.677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463875" calcext:value-type="float">
            <text:p>10.44463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788" calcext:value-type="float">
            <text:p>9.86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19535483871" calcext:value-type="float">
            <text:p>9.61319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602914285714" calcext:value-type="float">
            <text:p>9.486029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3505" calcext:value-type="float">
            <text:p>10.42435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5656774194" calcext:value-type="float">
            <text:p>11.40856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1623225806" calcext:value-type="float">
            <text:p>11.561162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689175" calcext:value-type="float">
            <text:p>11.70689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6903225806" calcext:value-type="float">
            <text:p>11.59469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20875" calcext:value-type="float">
            <text:p>11.95720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9054545455" calcext:value-type="float">
            <text:p>11.5279054545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6008" calcext:value-type="float">
            <text:p>10.98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0387096774" calcext:value-type="float">
            <text:p>10.3140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9624" calcext:value-type="float">
            <text:p>9.909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464722580645" calcext:value-type="float">
            <text:p>9.50464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169028571429" calcext:value-type="float">
            <text:p>9.931690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96645" calcext:value-type="float">
            <text:p>10.2696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74438709677" calcext:value-type="float">
            <text:p>11.25744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6088" calcext:value-type="float">
            <text:p>11.195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0030967742" calcext:value-type="float">
            <text:p>10.91400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08248" calcext:value-type="float">
            <text:p>10.51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2982" calcext:value-type="float">
            <text:p>10.142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99065" calcext:value-type="float">
            <text:p>9.9199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90090322581" calcext:value-type="float">
            <text:p>9.65390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14095483871" calcext:value-type="float">
            <text:p>8.72140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42864516129" calcext:value-type="float">
            <text:p>7.95242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074348387097" calcext:value-type="float">
            <text:p>9.34074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848857142857" calcext:value-type="float">
            <text:p>9.67848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3348" calcext:value-type="float">
            <text:p>10.023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8115" calcext:value-type="float">
            <text:p>9.92181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22968" calcext:value-type="float">
            <text:p>9.842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974375" calcext:value-type="float">
            <text:p>9.37974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26968" calcext:value-type="float">
            <text:p>10.50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8377" calcext:value-type="float">
            <text:p>11.3983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99083870968" calcext:value-type="float">
            <text:p>10.8199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71904516129" calcext:value-type="float">
            <text:p>10.55719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99122580645" calcext:value-type="float">
            <text:p>9.97099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79535483871" calcext:value-type="float">
            <text:p>9.46079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134825" calcext:value-type="float">
            <text:p>8.50134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739806896552" calcext:value-type="float">
            <text:p>8.8473980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65865" calcext:value-type="float">
            <text:p>10.02658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812825806452" calcext:value-type="float">
            <text:p>9.99812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732975" calcext:value-type="float">
            <text:p>9.87732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3850322581" calcext:value-type="float">
            <text:p>10.01238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7795" calcext:value-type="float">
            <text:p>9.66577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011896774194" calcext:value-type="float">
            <text:p>9.260118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957006451613" calcext:value-type="float">
            <text:p>8.89957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225425" calcext:value-type="float">
            <text:p>8.89225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34432" calcext:value-type="float">
            <text:p>8.14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293135483871" calcext:value-type="float">
            <text:p>8.26293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888428571428" calcext:value-type="float">
            <text:p>9.5788842857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32525" calcext:value-type="float">
            <text:p>9.84132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7532903226" calcext:value-type="float">
            <text:p>10.50075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34761290323" calcext:value-type="float">
            <text:p>11.3434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07352" calcext:value-type="float">
            <text:p>12.13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83655" calcext:value-type="float">
            <text:p>12.0683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7556" calcext:value-type="float">
            <text:p>11.68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2276" calcext:value-type="float">
            <text:p>11.352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61825" calcext:value-type="float">
            <text:p>10.66161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56136" calcext:value-type="float">
            <text:p>10.06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1226" calcext:value-type="float">
            <text:p>10.571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1224827586" calcext:value-type="float">
            <text:p>11.280122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224575" calcext:value-type="float">
            <text:p>11.87224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654075" calcext:value-type="float">
            <text:p>11.94654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85512" calcext:value-type="float">
            <text:p>11.928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15869090909" calcext:value-type="float">
            <text:p>11.611586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59687741936" calcext:value-type="float">
            <text:p>11.425968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52464516129" calcext:value-type="float">
            <text:p>11.0052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918825" calcext:value-type="float">
            <text:p>10.26918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65318709677" calcext:value-type="float">
            <text:p>10.056531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50175" calcext:value-type="float">
            <text:p>9.72950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042658064516" calcext:value-type="float">
            <text:p>8.55042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48129032258" calcext:value-type="float">
            <text:p>9.08648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98745714286" calcext:value-type="float">
            <text:p>10.099874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871825" calcext:value-type="float">
            <text:p>10.31871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51424516129" calcext:value-type="float">
            <text:p>10.93514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24007741936" calcext:value-type="float">
            <text:p>11.072400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79940645161" calcext:value-type="float">
            <text:p>10.76799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33259354839" calcext:value-type="float">
            <text:p>11.22332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8680516129" calcext:value-type="float">
            <text:p>11.95868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241125" calcext:value-type="float">
            <text:p>11.67241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08041290323" calcext:value-type="float">
            <text:p>11.300804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2511483871" calcext:value-type="float">
            <text:p>10.53251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22" calcext:value-type="float">
            <text:p>9.63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266875" calcext:value-type="float">
            <text:p>9.92266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0539862069" calcext:value-type="float">
            <text:p>10.520539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18125" calcext:value-type="float">
            <text:p>11.35618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851475" calcext:value-type="float">
            <text:p>11.73851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79168" calcext:value-type="float">
            <text:p>11.62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173825" calcext:value-type="float">
            <text:p>11.62173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068" calcext:value-type="float">
            <text:p>11.79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93395" calcext:value-type="float">
            <text:p>11.47933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47265454546" calcext:value-type="float">
            <text:p>11.0547265454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33148387097" calcext:value-type="float">
            <text:p>10.9133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1037419355" calcext:value-type="float">
            <text:p>10.14610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89367741936" calcext:value-type="float">
            <text:p>9.460893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9345" calcext:value-type="float">
            <text:p>9.0009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01848275862" calcext:value-type="float">
            <text:p>8.5430184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0854" calcext:value-type="float">
            <text:p>9.8808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44438709677" calcext:value-type="float">
            <text:p>10.11444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209058064516" calcext:value-type="float">
            <text:p>9.67209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0739" calcext:value-type="float">
            <text:p>8.9607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28045" calcext:value-type="float">
            <text:p>8.72280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73529411765" calcext:value-type="float">
            <text:p>10.1973529411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224047058824" calcext:value-type="float">
            <text:p>9.992240470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2592" calcext:value-type="float">
            <text:p>9.21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440290909091" calcext:value-type="float">
            <text:p>8.2344029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891251612903" calcext:value-type="float">
            <text:p>7.71891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188375" calcext:value-type="float">
            <text:p>7.45188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506344827586" calcext:value-type="float">
            <text:p>7.4050634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53468" calcext:value-type="float">
            <text:p>7.5753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8641" calcext:value-type="float">
            <text:p>8.9386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04103225806" calcext:value-type="float">
            <text:p>9.927041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8506666667" calcext:value-type="float">
            <text:p>11.335850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21674285714" calcext:value-type="float">
            <text:p>11.572167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82475" calcext:value-type="float">
            <text:p>11.17082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789" calcext:value-type="float">
            <text:p>10.8847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85037419355" calcext:value-type="float">
            <text:p>10.29850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472675" calcext:value-type="float">
            <text:p>9.62472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800232258065" calcext:value-type="float">
            <text:p>9.138002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958125" calcext:value-type="float">
            <text:p>8.07958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12027586207" calcext:value-type="float">
            <text:p>8.3721202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404125" calcext:value-type="float">
            <text:p>9.47404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558125" calcext:value-type="float">
            <text:p>10.36558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04585806452" calcext:value-type="float">
            <text:p>10.33045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40435" calcext:value-type="float">
            <text:p>10.25404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86534193548" calcext:value-type="float">
            <text:p>10.75865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799" calcext:value-type="float">
            <text:p>10.587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41693333333" calcext:value-type="float">
            <text:p>10.414169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011111111111" calcext:value-type="float">
            <text:p>9.9201111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65236363636" calcext:value-type="float">
            <text:p>9.0526523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34325" calcext:value-type="float">
            <text:p>8.4134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4865" calcext:value-type="float">
            <text:p>8.46448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1824" calcext:value-type="float">
            <text:p>8.7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7905" calcext:value-type="float">
            <text:p>9.3727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42505" calcext:value-type="float">
            <text:p>9.62425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306219354839" calcext:value-type="float">
            <text:p>9.70306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693627586207" calcext:value-type="float">
            <text:p>9.5669362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99927272727" calcext:value-type="float">
            <text:p>8.5839992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257975" calcext:value-type="float">
            <text:p>9.97257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87925" calcext:value-type="float">
            <text:p>9.70187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743483870968" calcext:value-type="float">
            <text:p>9.58743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962" calcext:value-type="float">
            <text:p>9.982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286090322581" calcext:value-type="float">
            <text:p>8.95286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908125" calcext:value-type="float">
            <text:p>7.88908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48689655172" calcext:value-type="float">
            <text:p>7.7844868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6465" calcext:value-type="float">
            <text:p>8.22064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620975" calcext:value-type="float">
            <text:p>8.53620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915458064516" calcext:value-type="float">
            <text:p>8.27915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759725" calcext:value-type="float">
            <text:p>8.20759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33367741936" calcext:value-type="float">
            <text:p>9.552333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97275" calcext:value-type="float">
            <text:p>9.2497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16135" calcext:value-type="float">
            <text:p>9.86161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59938064516" calcext:value-type="float">
            <text:p>10.17599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09205" calcext:value-type="float">
            <text:p>9.65092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749987096774" calcext:value-type="float">
            <text:p>8.65749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06265" calcext:value-type="float">
            <text:p>8.06062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04579310345" calcext:value-type="float">
            <text:p>8.5250457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9137" calcext:value-type="float">
            <text:p>9.8591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12225" calcext:value-type="float">
            <text:p>10.50312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51538064516" calcext:value-type="float">
            <text:p>11.07515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8995" calcext:value-type="float">
            <text:p>11.76889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797" calcext:value-type="float">
            <text:p>11.3297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85765" calcext:value-type="float">
            <text:p>10.7085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36206451613" calcext:value-type="float">
            <text:p>9.90236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1485" calcext:value-type="float">
            <text:p>8.80814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32335483871" calcext:value-type="float">
            <text:p>7.58932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3245" calcext:value-type="float">
            <text:p>7.54932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059806896552" calcext:value-type="float">
            <text:p>7.7805980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1841" calcext:value-type="float">
            <text:p>7.8718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2193" calcext:value-type="float">
            <text:p>8.402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76335483871" calcext:value-type="float">
            <text:p>9.20476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6145" calcext:value-type="float">
            <text:p>9.1076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07974193548" calcext:value-type="float">
            <text:p>8.43007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30325" calcext:value-type="float">
            <text:p>8.90330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803825" calcext:value-type="float">
            <text:p>8.68803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779406451613" calcext:value-type="float">
            <text:p>9.16779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006225" calcext:value-type="float">
            <text:p>8.88006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17367741935" calcext:value-type="float">
            <text:p>7.891173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75085" calcext:value-type="float">
            <text:p>7.49750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972" calcext:value-type="float">
            <text:p>7.903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44964705883" calcext:value-type="float">
            <text:p>9.357449647058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22875" calcext:value-type="float">
            <text:p>10.6822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77747096774" calcext:value-type="float">
            <text:p>10.487774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048675" calcext:value-type="float">
            <text:p>9.99048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360670967742" calcext:value-type="float">
            <text:p>9.14360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061125" calcext:value-type="float">
            <text:p>8.70061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267" calcext:value-type="float">
            <text:p>8.9942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571148387097" calcext:value-type="float">
            <text:p>9.46571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538125" calcext:value-type="float">
            <text:p>8.76538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401290322581" calcext:value-type="float">
            <text:p>8.26401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68505" calcext:value-type="float">
            <text:p>7.56685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6924" calcext:value-type="float">
            <text:p>7.64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601018181818" calcext:value-type="float">
            <text:p>8.8560101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673575" calcext:value-type="float">
            <text:p>9.69673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502864516129" calcext:value-type="float">
            <text:p>9.70502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319975" calcext:value-type="float">
            <text:p>11.12319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1197419355" calcext:value-type="float">
            <text:p>11.798119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8115" calcext:value-type="float">
            <text:p>11.44581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48575" calcext:value-type="float">
            <text:p>11.12548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1734193548" calcext:value-type="float">
            <text:p>10.34717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47425" calcext:value-type="float">
            <text:p>9.50947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62064516129" calcext:value-type="float">
            <text:p>8.72662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6503" calcext:value-type="float">
            <text:p>8.5965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090344827586" calcext:value-type="float">
            <text:p>8.4109034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168175" calcext:value-type="float">
            <text:p>8.12168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98215" calcext:value-type="float">
            <text:p>9.23982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0500645161" calcext:value-type="float">
            <text:p>10.07305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733475" calcext:value-type="float">
            <text:p>9.91733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269780645161" calcext:value-type="float">
            <text:p>9.71269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72035" calcext:value-type="float">
            <text:p>8.8672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400775" calcext:value-type="float">
            <text:p>8.44400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950580645161" calcext:value-type="float">
            <text:p>9.31950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81525" calcext:value-type="float">
            <text:p>8.80881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76825806452" calcext:value-type="float">
            <text:p>9.02276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7356" calcext:value-type="float">
            <text:p>10.087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29710344828" calcext:value-type="float">
            <text:p>11.552971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211" calcext:value-type="float">
            <text:p>11.5942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39775" calcext:value-type="float">
            <text:p>11.56439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63099354839" calcext:value-type="float">
            <text:p>11.47630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417725" calcext:value-type="float">
            <text:p>11.32417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36611612903" calcext:value-type="float">
            <text:p>11.37366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007775" calcext:value-type="float">
            <text:p>11.29007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203675" calcext:value-type="float">
            <text:p>10.96203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2477419355" calcext:value-type="float">
            <text:p>10.1552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902075" calcext:value-type="float">
            <text:p>8.92902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671303225806" calcext:value-type="float">
            <text:p>8.826713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973775" calcext:value-type="float">
            <text:p>8.56973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98056" calcext:value-type="float">
            <text:p>9.569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59095" calcext:value-type="float">
            <text:p>10.70590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549575" calcext:value-type="float">
            <text:p>11.20549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7656774194" calcext:value-type="float">
            <text:p>11.10376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191525" calcext:value-type="float">
            <text:p>10.75191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31019354839" calcext:value-type="float">
            <text:p>10.1931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787375" calcext:value-type="float">
            <text:p>9.65787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352025" calcext:value-type="float">
            <text:p>8.35352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445083870968" calcext:value-type="float">
            <text:p>9.33445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84805" calcext:value-type="float">
            <text:p>9.17848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335974193548" calcext:value-type="float">
            <text:p>8.00335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8748" calcext:value-type="float">
            <text:p>7.508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261572413793" calcext:value-type="float">
            <text:p>7.422615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50345" calcext:value-type="float">
            <text:p>7.515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7191" calcext:value-type="float">
            <text:p>8.767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34647741936" calcext:value-type="float">
            <text:p>11.203464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55625" calcext:value-type="float">
            <text:p>11.30855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95378064516" calcext:value-type="float">
            <text:p>11.09953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70975" calcext:value-type="float">
            <text:p>11.01270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103925" calcext:value-type="float">
            <text:p>10.60103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01409032258" calcext:value-type="float">
            <text:p>10.050140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141425" calcext:value-type="float">
            <text:p>9.79141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463070967742" calcext:value-type="float">
            <text:p>8.95463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266425" calcext:value-type="float">
            <text:p>8.36266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451503448276" calcext:value-type="float">
            <text:p>7.9045150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17325" calcext:value-type="float">
            <text:p>7.86317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79454545455" calcext:value-type="float">
            <text:p>8.67779454545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902325" calcext:value-type="float">
            <text:p>8.94902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76335483871" calcext:value-type="float">
            <text:p>9.58576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9584" calcext:value-type="float">
            <text:p>9.8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2858461539" calcext:value-type="float">
            <text:p>10.78628584615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91801290323" calcext:value-type="float">
            <text:p>10.499180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611" calcext:value-type="float">
            <text:p>9.8416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654477419355" calcext:value-type="float">
            <text:p>9.17654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5063" calcext:value-type="float">
            <text:p>8.5050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507282758621" calcext:value-type="float">
            <text:p>8.7150728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29025" calcext:value-type="float">
            <text:p>10.70429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8609" calcext:value-type="float">
            <text:p>10.9686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0735483871" calcext:value-type="float">
            <text:p>10.800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48375" calcext:value-type="float">
            <text:p>10.34748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01341935484" calcext:value-type="float">
            <text:p>9.44801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235975" calcext:value-type="float">
            <text:p>8.21235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048980645161" calcext:value-type="float">
            <text:p>8.81048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791675" calcext:value-type="float">
            <text:p>8.47791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391509677419" calcext:value-type="float">
            <text:p>7.923915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257925" calcext:value-type="float">
            <text:p>7.68257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95625" calcext:value-type="float">
            <text:p>7.9295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6728516129" calcext:value-type="float">
            <text:p>10.05672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61525" calcext:value-type="float">
            <text:p>9.87561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699535483871" calcext:value-type="float">
            <text:p>9.53699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7365" calcext:value-type="float">
            <text:p>9.3973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85755" calcext:value-type="float">
            <text:p>9.93857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51767741936" calcext:value-type="float">
            <text:p>9.500517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315675" calcext:value-type="float">
            <text:p>8.49315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85832258065" calcext:value-type="float">
            <text:p>7.604858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59125" calcext:value-type="float">
            <text:p>7.39759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8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15227586207" calcext:value-type="float">
            <text:p>7.4851522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15365" calcext:value-type="float">
            <text:p>7.72153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784775" calcext:value-type="float">
            <text:p>8.68784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89805" calcext:value-type="float">
            <text:p>9.36898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36725" calcext:value-type="float">
            <text:p>9.41536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52567741935" calcext:value-type="float">
            <text:p>9.564525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818" calcext:value-type="float">
            <text:p>9.21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8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52595" calcext:value-type="float">
            <text:p>9.31525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700748387097" calcext:value-type="float">
            <text:p>9.16700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8116" calcext:value-type="float">
            <text:p>8.54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35896774193" calcext:value-type="float">
            <text:p>8.1323589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2455" calcext:value-type="float">
            <text:p>8.212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8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200882758621" calcext:value-type="float">
            <text:p>7.8220088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8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4865" calcext:value-type="float">
            <text:p>8.46448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15425" calcext:value-type="float">
            <text:p>10.75915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0134193548" calcext:value-type="float">
            <text:p>11.35301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8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495675" calcext:value-type="float">
            <text:p>11.46495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2944516129" calcext:value-type="float">
            <text:p>11.0229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733575" calcext:value-type="float">
            <text:p>10.68733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660525" calcext:value-type="float">
            <text:p>10.17660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049419354839" calcext:value-type="float">
            <text:p>9.73049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8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81345" calcext:value-type="float">
            <text:p>9.4581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80495483871" calcext:value-type="float">
            <text:p>8.50804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5149" calcext:value-type="float">
            <text:p>9.9551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8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54242758621" calcext:value-type="float">
            <text:p>11.185424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8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955" calcext:value-type="float">
            <text:p>11.63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8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973175" calcext:value-type="float">
            <text:p>11.56973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5690322581" calcext:value-type="float">
            <text:p>11.4845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8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323975" calcext:value-type="float">
            <text:p>11.44323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8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74784516129" calcext:value-type="float">
            <text:p>11.33747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8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8322" calcext:value-type="float">
            <text:p>10.958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8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8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63535483871" calcext:value-type="float">
            <text:p>9.32363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8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693963636364" calcext:value-type="float">
            <text:p>8.2569396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8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786606451613" calcext:value-type="float">
            <text:p>7.45786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045725" calcext:value-type="float">
            <text:p>8.23045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8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4976" calcext:value-type="float">
            <text:p>9.13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8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49385" calcext:value-type="float">
            <text:p>9.7949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7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085775" calcext:value-type="float">
            <text:p>9.91085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7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51842580645" calcext:value-type="float">
            <text:p>10.06518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7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1052" calcext:value-type="float">
            <text:p>9.941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7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4172903226" calcext:value-type="float">
            <text:p>10.09841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7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050575" calcext:value-type="float">
            <text:p>9.38050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7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02925" calcext:value-type="float">
            <text:p>8.99702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7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077883870968" calcext:value-type="float">
            <text:p>8.91077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7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70745" calcext:value-type="float">
            <text:p>8.59707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7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522709677419" calcext:value-type="float">
            <text:p>8.51522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7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9738" calcext:value-type="float">
            <text:p>7.809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7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829517241379" calcext:value-type="float">
            <text:p>9.0882951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7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258575" calcext:value-type="float">
            <text:p>10.78258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7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162925" calcext:value-type="float">
            <text:p>11.51162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7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74727741936" calcext:value-type="float">
            <text:p>11.267472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7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793975" calcext:value-type="float">
            <text:p>10.94793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7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80464516129" calcext:value-type="float">
            <text:p>10.5480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7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393825" calcext:value-type="float">
            <text:p>10.17393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7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477" calcext:value-type="float">
            <text:p>9.912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7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46038709678" calcext:value-type="float">
            <text:p>9.1404603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7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6651" calcext:value-type="float">
            <text:p>8.2566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7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134658064516" calcext:value-type="float">
            <text:p>8.29134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7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25015" calcext:value-type="float">
            <text:p>7.82250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7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591613793104" calcext:value-type="float">
            <text:p>7.605916137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7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80725" calcext:value-type="float">
            <text:p>7.98280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7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6365" calcext:value-type="float">
            <text:p>9.0163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7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954038709677" calcext:value-type="float">
            <text:p>9.399540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7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801275" calcext:value-type="float">
            <text:p>10.00801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7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49161290323" calcext:value-type="float">
            <text:p>9.14449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7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669425" calcext:value-type="float">
            <text:p>10.12669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7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1939" calcext:value-type="float">
            <text:p>10.9419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7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85264516129" calcext:value-type="float">
            <text:p>10.5785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7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786625" calcext:value-type="float">
            <text:p>9.59786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7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565548387097" calcext:value-type="float">
            <text:p>8.25565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7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9825" calcext:value-type="float">
            <text:p>7.8609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7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398068965517" calcext:value-type="float">
            <text:p>8.4639806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7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94485" calcext:value-type="float">
            <text:p>7.77944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7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259675" calcext:value-type="float">
            <text:p>7.82259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7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036851612903" calcext:value-type="float">
            <text:p>8.70036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7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527563636364" calcext:value-type="float">
            <text:p>8.4052756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7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7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6939" calcext:value-type="float">
            <text:p>9.0369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7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25024" calcext:value-type="float">
            <text:p>8.642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7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793672727273" calcext:value-type="float">
            <text:p>8.9379367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7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16235" calcext:value-type="float">
            <text:p>9.94162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7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073677419355" calcext:value-type="float">
            <text:p>9.95073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7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694625" calcext:value-type="float">
            <text:p>9.85694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7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547406451613" calcext:value-type="float">
            <text:p>9.65547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7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74025" calcext:value-type="float">
            <text:p>8.97074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7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290225" calcext:value-type="float">
            <text:p>8.74290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7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722193548387" calcext:value-type="float">
            <text:p>8.86722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7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10625" calcext:value-type="float">
            <text:p>8.08910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7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61264516129" calcext:value-type="float">
            <text:p>7.90061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7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55395" calcext:value-type="float">
            <text:p>7.74553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7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359393103448" calcext:value-type="float">
            <text:p>8.2335939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7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50175" calcext:value-type="float">
            <text:p>9.34850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7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846" calcext:value-type="float">
            <text:p>10.53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7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9579354839" calcext:value-type="float">
            <text:p>10.56495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7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0122" calcext:value-type="float">
            <text:p>10.120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7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136774193548" calcext:value-type="float">
            <text:p>9.59136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7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511525" calcext:value-type="float">
            <text:p>9.68511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7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829" calcext:value-type="float">
            <text:p>9.6808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7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908929032258" calcext:value-type="float">
            <text:p>9.37908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7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792525" calcext:value-type="float">
            <text:p>9.30792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7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377522580645" calcext:value-type="float">
            <text:p>8.62377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7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3245" calcext:value-type="float">
            <text:p>8.69232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7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985875862069" calcext:value-type="float">
            <text:p>8.959858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7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884825" calcext:value-type="float">
            <text:p>11.35884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7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853" calcext:value-type="float">
            <text:p>11.7778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7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7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06601290323" calcext:value-type="float">
            <text:p>10.910660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7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52905" calcext:value-type="float">
            <text:p>10.3252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7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184675" calcext:value-type="float">
            <text:p>9.44184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7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92258064516" calcext:value-type="float">
            <text:p>8.70892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7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342375" calcext:value-type="float">
            <text:p>8.34342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7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615329032258" calcext:value-type="float">
            <text:p>7.98615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7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469" calcext:value-type="float">
            <text:p>7.9434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7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432441379311" calcext:value-type="float">
            <text:p>7.614324413793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7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9225" calcext:value-type="float">
            <text:p>9.039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7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685" calcext:value-type="float">
            <text:p>10.8146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7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66621935484" calcext:value-type="float">
            <text:p>11.83666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7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19325" calcext:value-type="float">
            <text:p>11.6519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7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70332903226" calcext:value-type="float">
            <text:p>11.21703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7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219225" calcext:value-type="float">
            <text:p>10.68219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7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0018" calcext:value-type="float">
            <text:p>10.050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7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8776774194" calcext:value-type="float">
            <text:p>10.094877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7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44725" calcext:value-type="float">
            <text:p>9.67444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7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334090322581" calcext:value-type="float">
            <text:p>8.98334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7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960125" calcext:value-type="float">
            <text:p>8.23960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7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5288" calcext:value-type="float">
            <text:p>7.507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7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665975" calcext:value-type="float">
            <text:p>8.32665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7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53385" calcext:value-type="float">
            <text:p>9.1853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7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06366153846" calcext:value-type="float">
            <text:p>10.7206366153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7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00225" calcext:value-type="float">
            <text:p>10.68600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7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4947096774" calcext:value-type="float">
            <text:p>10.533494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7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081125" calcext:value-type="float">
            <text:p>10.30081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7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2015" calcext:value-type="float">
            <text:p>9.99420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7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11303225807" calcext:value-type="float">
            <text:p>9.741113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7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313275" calcext:value-type="float">
            <text:p>9.06313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7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662141935484" calcext:value-type="float">
            <text:p>8.21662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7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603" calcext:value-type="float">
            <text:p>7.8726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7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393075862069" calcext:value-type="float">
            <text:p>8.773930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7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66795" calcext:value-type="float">
            <text:p>9.24667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7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56306666667" calcext:value-type="float">
            <text:p>10.845630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7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8659862069" calcext:value-type="float">
            <text:p>10.718659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7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40635" calcext:value-type="float">
            <text:p>10.41406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7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326477419355" calcext:value-type="float">
            <text:p>9.60326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7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371025" calcext:value-type="float">
            <text:p>9.87371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7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86695" calcext:value-type="float">
            <text:p>9.92866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7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7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7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408258064516" calcext:value-type="float">
            <text:p>8.08408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7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42896" calcext:value-type="float">
            <text:p>9.124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6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8051764706" calcext:value-type="float">
            <text:p>10.6108051764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6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1027096774" calcext:value-type="float">
            <text:p>10.44510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6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53525" calcext:value-type="float">
            <text:p>9.99753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6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593083870968" calcext:value-type="float">
            <text:p>9.74593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6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7615" calcext:value-type="float">
            <text:p>9.5217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6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7235555556" calcext:value-type="float">
            <text:p>10.558723555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6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58609032258" calcext:value-type="float">
            <text:p>10.095860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6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07575" calcext:value-type="float">
            <text:p>9.8707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6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711690322581" calcext:value-type="float">
            <text:p>9.47711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6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6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97806153846" calcext:value-type="float">
            <text:p>10.7297806153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6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0027692308" calcext:value-type="float">
            <text:p>11.247002769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6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661725" calcext:value-type="float">
            <text:p>11.79661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6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882" calcext:value-type="float">
            <text:p>12.009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6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3461" calcext:value-type="float">
            <text:p>11.9434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6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6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085725" calcext:value-type="float">
            <text:p>11.43085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6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539175" calcext:value-type="float">
            <text:p>11.13539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6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21981935484" calcext:value-type="float">
            <text:p>11.17219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6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8609" calcext:value-type="float">
            <text:p>10.9686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6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14934193548" calcext:value-type="float">
            <text:p>10.62149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6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12525" calcext:value-type="float">
            <text:p>10.52712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6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130464" calcext:value-type="float">
            <text:p>10.6213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6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6956" calcext:value-type="float">
            <text:p>10.696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6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1875" calcext:value-type="float">
            <text:p>11.191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6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49974193548" calcext:value-type="float">
            <text:p>11.2249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6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28912" calcext:value-type="float">
            <text:p>11.092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6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2728888889" calcext:value-type="float">
            <text:p>10.424272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6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89" calcext:value-type="float">
            <text:p>10.24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6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8474" calcext:value-type="float">
            <text:p>9.888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6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37032258065" calcext:value-type="float">
            <text:p>9.41537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6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9925" calcext:value-type="float">
            <text:p>9.36659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6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6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811225" calcext:value-type="float">
            <text:p>8.51811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6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60576" calcext:value-type="float">
            <text:p>7.77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6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536" calcext:value-type="float">
            <text:p>9.8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6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1364" calcext:value-type="float">
            <text:p>10.151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6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45135483871" calcext:value-type="float">
            <text:p>9.9345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6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67645" calcext:value-type="float">
            <text:p>9.9267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6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355227586207" calcext:value-type="float">
            <text:p>9.9235522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6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50784" calcext:value-type="float">
            <text:p>9.732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6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6045" calcext:value-type="float">
            <text:p>8.9960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6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641806451613" calcext:value-type="float">
            <text:p>8.82641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6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39" calcext:value-type="float">
            <text:p>9.089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6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6672" calcext:value-type="float">
            <text:p>7.91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6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6432" calcext:value-type="float">
            <text:p>8.53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6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6404" calcext:value-type="float">
            <text:p>8.56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6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7332" calcext:value-type="float">
            <text:p>10.65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6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3233548387" calcext:value-type="float">
            <text:p>10.637323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6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9996521739" calcext:value-type="float">
            <text:p>10.48299965217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6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6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44725" calcext:value-type="float">
            <text:p>9.1144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6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24774193548" calcext:value-type="float">
            <text:p>7.86924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6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580525" calcext:value-type="float">
            <text:p>7.58580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6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972137931035" calcext:value-type="float">
            <text:p>8.14972137931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6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7075" calcext:value-type="float">
            <text:p>8.7087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6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5825" calcext:value-type="float">
            <text:p>9.2325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6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171483870968" calcext:value-type="float">
            <text:p>9.54171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6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593625" calcext:value-type="float">
            <text:p>9.39593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6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49935483871" calcext:value-type="float">
            <text:p>8.99749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6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940685714286" calcext:value-type="float">
            <text:p>8.099406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6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529" calcext:value-type="float">
            <text:p>8.035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6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342" calcext:value-type="float">
            <text:p>8.31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6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527375" calcext:value-type="float">
            <text:p>7.90527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6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0932" calcext:value-type="float">
            <text:p>7.71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652083033001</text:p>
          </table:table-cell>
          <table:table-cell office:value-type="string" calcext:value-type="string">
            <text:p>196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81" calcext:value-type="float">
            <text:p>7.6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4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008" meta:object-count="0"/>
    <meta:user-defined meta:name="AppVersion">3.0</meta:user-defined>
  </office:meta>
</office:document-meta>
</file>